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</office:automatic-styles>
  <office:body>
    <office:text>
      <text:p text:style-name="Text_20_body"> Python les-materialen</text:p>
      <text:h text:style-name="Heading_20_1" text:outline-level="1"><text:bookmark-start text:name="object-oriented-programming-challenge---solution"/>Object Oriented Programming Challenge - Solution<text:bookmark-end text:name="object-oriented-programming-challenge---solution"/></text:h>
      <text:p text:style-name="First_20_paragraph">For this challenge, create a bank account class that has two attributes:</text:p>
      <text:list text:style-name="L1">
        <text:list-item>
          <text:p text:style-name="P1">owner</text:p>
        </text:list-item>
        <text:list-item>
          <text:p text:style-name="P1">balance</text:p>
        </text:list-item>
      </text:list>
      <text:p text:style-name="First_20_paragraph">and two methods:</text:p>
      <text:list text:style-name="L2">
        <text:list-item>
          <text:p text:style-name="P2">deposit</text:p>
        </text:list-item>
        <text:list-item>
          <text:p text:style-name="P2">withdraw</text:p>
        </text:list-item>
      </text:list>
      <text:p text:style-name="First_20_paragraph">As an added requirement, withdrawals may not exceed the available balance.</text:p>
      <text:p text:style-name="Text_20_body">Instantiate your class, make several deposits and withdrawals, and test to make sure the account can’t be overdrawn.</text:p>
      <text:p text:style-name="P3">class Account:</text:p>
      <text:p text:style-name="P4"><text:s text:c="4"/>def __init__(self,owner,balance=0):</text:p>
      <text:p text:style-name="P5"><text:s text:c="8"/>self.owner = owner</text:p>
      <text:p text:style-name="P6"><text:s text:c="8"/>self.balance = balance</text:p>
      <text:p text:style-name="P7"><text:s text:c="8"/></text:p>
      <text:p text:style-name="P8"><text:s text:c="4"/>def __str__(self):</text:p>
      <text:p text:style-name="P9"><text:s text:c="8"/>return f'Account owner: <text:s text:c="2"/>{self.owner}\nAccount balance: ${self.balance}'</text:p>
      <text:p text:style-name="P10"><text:s text:c="8"/></text:p>
      <text:p text:style-name="P11"><text:s text:c="4"/>def deposit(self,dep_amt):</text:p>
      <text:p text:style-name="P12"><text:s text:c="8"/>self.balance += dep_amt</text:p>
      <text:p text:style-name="P13"><text:s text:c="8"/>print('Deposit Accepted')</text:p>
      <text:p text:style-name="P14"><text:s text:c="8"/></text:p>
      <text:p text:style-name="P15"><text:s text:c="4"/>def withdraw(self,wd_amt):</text:p>
      <text:p text:style-name="P16"><text:s text:c="8"/>if self.balance &gt;= wd_amt:</text:p>
      <text:p text:style-name="P17"><text:s text:c="12"/>self.balance -= wd_amt</text:p>
      <text:p text:style-name="P18"><text:s text:c="12"/>print('Withdrawal Accepted')</text:p>
      <text:p text:style-name="P19"><text:s text:c="8"/>else:</text:p>
      <text:p text:style-name="P20"><text:s text:c="12"/>print('Funds Unavailable!')</text:p>
      <text:p text:style-name="P21"># 1. Instantiate the class</text:p>
      <text:p text:style-name="P22">acct1 = Account('Jose',100)</text:p>
      <text:p text:style-name="P23"># 2. Print the object</text:p>
      <text:p text:style-name="P24">print(acct1)</text:p>
      <text:p text:style-name="P25">Account owner: <text:s text:c="2"/>Jose</text:p>
      <text:p text:style-name="P26">Account balance: $100</text:p>
      <text:p text:style-name="P27"># 3. Show the account owner attribute</text:p>
      <text:p text:style-name="P28">acct1.owner</text:p>
      <text:p text:style-name="P29">'Jose'</text:p>
      <text:p text:style-name="P30"># 4. Show the account balance attribute</text:p>
      <text:p text:style-name="P31">acct1.balance</text:p>
      <text:p text:style-name="P32">100</text:p>
      <text:p text:style-name="P33"># 5. Make a series of deposits and withdrawals</text:p>
      <text:p text:style-name="P34">acct1.deposit(50)</text:p>
      <text:p text:style-name="P35">Deposit Accepted</text:p>
      <text:p text:style-name="P36">acct1.withdraw(75)</text:p>
      <text:p text:style-name="P37">Withdrawal Accepted</text:p>
      <text:p text:style-name="P38"># 6. Make a withdrawal that exceeds the available balance</text:p>
      <text:p text:style-name="P39">acct1.withdraw(500)</text:p>
      <text:p text:style-name="P40">Funds Unavailable!</text:p>
      <text:h text:style-name="Heading_20_2" text:outline-level="2"><text:bookmark-start text:name="good-job"/>Good job!<text:bookmark-end text:name="good-job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8T19:58:24Z</meta:creation-date>
    <dc:date>2022-12-18T19:58:24Z</dc:date>
  </office:meta>
</office:document-meta>
</file>